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8bee68"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8bee68"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8bee68"/>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bee68"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8bee68"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965d3" officeooo:paragraph-rsid="008bee68" style:font-name-asian="Times New Roman1" style:font-size-asian="12pt" style:font-weight-asian="normal" style:font-name-complex="Times New Roman1" style:font-size-complex="12pt" style:font-weight-complex="normal"/>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965d3" officeooo:paragraph-rsid="008c9498" style:font-name-asian="Times New Roman1" style:font-size-asian="12pt" style:font-weight-asian="normal" style:font-name-complex="Times New Roman1" style:font-size-complex="12pt" style:font-weight-complex="normal"/>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9"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1fd0c1"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officeooo:rsid="0029c252"/>
    </style:style>
    <style:style style:name="T1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4"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5" style:family="text">
      <style:text-properties officeooo:rsid="002f5203"/>
    </style:style>
    <style:style style:name="T36" style:family="text">
      <style:text-properties officeooo:rsid="003194d7"/>
    </style:style>
    <style:style style:name="T37" style:family="text">
      <style:text-properties officeooo:rsid="003f228a"/>
    </style:style>
    <style:style style:name="T38" style:family="text">
      <style:text-properties officeooo:rsid="00472b82"/>
    </style:style>
    <style:style style:name="T39" style:family="text">
      <style:text-properties officeooo:rsid="002e682b"/>
    </style:style>
    <style:style style:name="T40" style:family="text">
      <style:text-properties officeooo:rsid="005d192d"/>
    </style:style>
    <style:style style:name="T41" style:family="text">
      <style:text-properties officeooo:rsid="006e87e5"/>
    </style:style>
    <style:style style:name="T42" style:family="text">
      <style:text-properties officeooo:rsid="00701b16"/>
    </style:style>
    <style:style style:name="T43" style:family="text">
      <style:text-properties officeooo:rsid="00757737"/>
    </style:style>
    <style:style style:name="T44" style:family="text">
      <style:text-properties fo:color="#000000" fo:language="es" fo:country="ES" style:font-name-complex="Arial1"/>
    </style:style>
    <style:style style:name="T45" style:family="text">
      <style:text-properties fo:color="#000000" fo:language="es" fo:country="ES" fo:font-weight="bold" style:font-weight-asian="bold" style:font-name-complex="Arial1"/>
    </style:style>
    <style:style style:name="T46" style:family="text">
      <style:text-properties fo:color="#000000" fo:language="es" fo:country="ES" style:font-name-asian="Times New Roman1" style:font-name-complex="Arial1"/>
    </style:style>
    <style:style style:name="T47" style:family="text">
      <style:text-properties officeooo:rsid="0076d774"/>
    </style:style>
    <style:style style:name="T48" style:family="text">
      <style:text-properties officeooo:rsid="007a5c74"/>
    </style:style>
    <style:style style:name="T49" style:family="text">
      <style:text-properties officeooo:rsid="007cd4fe"/>
    </style:style>
    <style:style style:name="T50" style:family="text">
      <style:text-properties officeooo:rsid="00836e80"/>
    </style:style>
    <style:style style:name="T51" style:family="text">
      <style:text-properties officeooo:rsid="0084b199"/>
    </style:style>
    <style:style style:name="T52" style:family="text">
      <style:text-properties officeooo:rsid="00860997"/>
    </style:style>
    <style:style style:name="T53" style:family="text">
      <style:text-properties officeooo:rsid="0087ef2e"/>
    </style:style>
    <style:style style:name="T54" style:family="text">
      <style:text-properties officeooo:rsid="00896985"/>
    </style:style>
    <style:style style:name="T55" style:family="text">
      <style:text-properties officeooo:rsid="008b60b0"/>
    </style:style>
    <style:style style:name="T56"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C<text:span text:style-name="T9">ontrato</text:span> <text:span text:style-name="T9">de</text:span> <text:span text:style-name="T9">arrendamiento</text:span> <text:span text:style-name="T9">de</text:span> <text:span text:style-name="T43">vivienda</text:span></text:p>
      <text:p text:style-name="P19"/>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8"><text:span text:style-name="T4">Como parte</text:span><text:span text:style-name="T3"> </text:span><text:span text:style-name="T2">ARRENDADORA</text:span><text:span text:style-name="T3">.</text:span></text:p>
      <text:p text:style-name="P30"/>
      <text:p text:style-name="P5">De otra parte,</text:p>
      <text:p text:style-name="P2">id-unid-4</text:p>
      <text:p text:style-name="P29"><text:span text:style-name="T4">Como parte</text:span><text:span text:style-name="T3"> </text:span><text:span text:style-name="T2">ARRENDATARIA</text:span><text:span text:style-name="T3">.</text:span></text:p>
      <text:p text:style-name="P30"/>
      <text:p text:style-name="P30"/>
      <text:p text:style-name="P33"><text:span text:style-name="T46">Las partes, arrendadora y arrendataria, se reconocen rec</text:span><text:span text:style-name="T44">íprocamente capacidad legal suficiente para otorgar el presente contrato, y reunidos en la fecha del encabezamiento del presente escrito, manifiestan haber acordado formalizar en este documento un </text:span><text:span text:style-name="T45">CONTRATO DE ARRENDAMIENTO </text:span><text:span text:style-name="T44">sobre la vivienda que se especifica a continuación.</text:span></text:p>
      <text:p text:style-name="P30"/>
      <text:p text:style-name="P31"/>
      <text:p text:style-name="P5">EXPONEN</text:p>
      <text:p text:style-name="P32"/>
      <text:p text:style-name="P28"><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0"/>
      <text:p text:style-name="P30">A lo largo del presente escrito se denominará “la vivienda” al conjunto formado por la vivienda propiamente dicha y sus accesorios. </text:p>
      <text:p text:style-name="P30"/>
      <text:p text:style-name="P30">Las partes declaran conocer y aceptar la superficie y composición de la viv<text:span text:style-name="T54">i</text:span>enda, así como el estado en que se encuentra y otras características.</text:p>
      <text:p text:style-name="P30"/>
      <text:p text:style-name="P30">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7"><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text:span><text:soft-page-break/><text:span text:style-name="T3">certificado de eficiencia energética de la vivienda arrendada, el cual es puesto a disposición de la Parte Arrendataria a los efectos legales oportunos. </text:span></text:p>
      <text:p text:style-name="P24"><text:span text:style-name="T13">I</text:span><text:span text:style-name="T14">I</text:span><text:span text:style-name="T13">I. </text:span><text:span text:style-name="T15">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5"/>
      <text:p text:style-name="P7">ESTIPULACIONES</text:p>
      <text:p text:style-name="P7"/>
      <text:p text:style-name="P8"><text:span text:style-name="T16">PRIMERA</text:span>. <text:span text:style-name="T16">OBJETO</text:span></text:p>
      <text:p text:style-name="P14">La Parte Arrendadora cede en arrendamiento el uso del inmueble descrito en el expon<text:span text:style-name="T43">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4">La vivienda se pondrá a disposición de la Parte Arrendataria con la entrega de llaves. En este acto ambas partes constatan <text:span text:style-name="T51">que</text:span> la entrega de la vivienda se hace en perfecto estado de uso y conservación, y deberá entregarse en la mismas condiciones al finalizar el contrato. <text:span text:style-name="T43">id-dec-new11</text:span></text:p>
      <text:p text:style-name="P14">La Parte Arrendataria manifiesta que la vivienda <text:span text:style-name="T49">id-dec-15</text:span></text:p>
      <text:p text:style-name="P14">La vivienda <text:span text:style-name="T47">iddec15-extra-1</text:span> es propiedad de la Parte Arrendadora. El inmueble objeto de arrendamiento deberá reintegrarse a la extinción del contrato, en estado equivalente de conservación y funcionamiento a aqu<text:span text:style-name="T51">e</text:span>l en el momento de la suscripción del presente documento.</text:p>
      <text:p text:style-name="P13"><text:s/></text:p>
      <text:p text:style-name="P20"><text:span text:style-name="T18">SEGUNDA</text:span><text:span text:style-name="T17">. </text:span><text:span text:style-name="T30">DURACIÓN Y PRÓRROGAS</text:span></text:p>
      <text:p text:style-name="P17">Las partes pactan libremente que la duración del presente arrendamiento de vivienda será de: <text:span text:style-name="T47">id-dec-20</text:span>, comenzando su cómputo en el día <text:span text:style-name="T47">id-dec-21</text:span>.</text:p>
      <text:p text:style-name="P17">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7">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 a la fecha en la que la vivienda se vaya a necesitar. La Parte Arrendataria estará obligada a entregar la vivienda en dicho plazo, salvo que las Partes acuerden algo distinto.</text:p>
      <text:p text:style-name="P17"><text:soft-page-break/>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7">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18">id-dec-22</text:p>
      <text:p text:style-name="P60"/>
      <text:p text:style-name="P66"><text:span text:style-name="T23">TERCERA</text:span><text:span text:style-name="T24">. </text:span><text:span text:style-name="T18">R</text:span><text:span text:style-name="T25">ENTA DEL ARRENDAMIENTO</text:span></text:p>
      <text:p text:style-name="P64">id-dec-27 <text:span text:style-name="T39">id-dec-new30</text:span></text:p>
      <text:p text:style-name="P64"/>
      <text:p text:style-name="P65">CUARTA. GASTOS GENERALES Y SUMINISTROS</text:p>
      <text:p text:style-name="P57">La contratación de servicios y suministros, tales como, luz, agua e impuestos correrán a cargo de la Parte Arrendadora. <text:span text:style-name="T36">id-dec-31</text:span></text:p>
      <text:p text:style-name="P58"><text:span text:style-name="T36">id-dec-32 </text:span>id-dec-12</text:p>
      <text:p text:style-name="P56">El Impuesto sobre Bienes Inmuebles (IBI) que corresponda a la vivienda será por cuenta y a <text:span text:style-name="T35">cargo id-dec-33 id-dec-30</text:span></text:p>
      <text:p text:style-name="P59"/>
      <text:p text:style-name="P67"><text:span text:style-name="T26">Q</text:span><text:span text:style-name="T25">UINTA</text:span><text:span text:style-name="T17">.- </text:span><text:span text:style-name="T19">FIANZA</text:span></text:p>
      <text:p text:style-name="P63">id-dec-34</text:p>
      <text:p text:style-name="P62">id-dec-35</text:p>
      <text:p text:style-name="P61"/>
      <text:p text:style-name="P68"><text:span text:style-name="T18">S</text:span><text:span text:style-name="T25">EXTA</text:span><text:span text:style-name="T17">. </text:span><text:span text:style-name="T18">OBRAS</text:span></text:p>
      <text:p text:style-name="P34">Las partes acuerdan que no está permitido realizar obras sin el previo consentimiento expreso y por escrito de la Parte Arrendadora. <text:span text:style-name="T40">La Parte Arrendataria</text:span> tampoco podrá realizar obras que provoquen una disminución en la estabilidad o seguridad de la vivienda o que contravengan iddec12-extra-1 la normativa urbanística.</text:p>
      <text:p text:style-name="P34">En caso de que la Parte Arrendataria realizase obras sin el permiso o consentimiento de <text:span text:style-name="T42">la Parte Arrendadora</text:span>, y sin perjuicio de la facultad de resolver el contrato por parte del <text:soft-page-break/>arrendador, éste podrá exigir a la arrendataria que reponga las cosas al estado anterior. Si al contrario, las obras se hubieran reali<text:span text:style-name="T41">z</text:span>ado con el permiso o consentimiento del arrendador, éstas quedarán en beneficio de la vivienda, sin que la Parte Arrendataria pueda reclamar indemnización alguna, salvo que las partes hubieran dispuesto algo distinto a lo ahora convenido.</text:p>
      <text:p text:style-name="P35">La <text:span text:style-name="T52">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3">iddec12-extra-2</text:span> <text:s/></text:p>
      <text:p text:style-name="P34">Sin embargo, las pequeñas reparaciones que exija el desgaste por el uso ordinario de la vivienda serán a cargo de la Parte Arrendataria.</text:p>
      <text:p text:style-name="P34"/>
      <text:p text:style-name="P53"><text:span text:style-name="T25">SÉPTIMA</text:span><text:span text:style-name="T17">.- </text:span><text:span text:style-name="T19">NORMAS DE iddec12-extra-3 CONVIVENCIA</text:span><text:span text:style-name="T17">.</text:span></text:p>
      <text:p text:style-name="P47">id-dec-40</text:p>
      <text:p text:style-name="P49">iddec12-extra-4</text:p>
      <text:p text:style-name="P42"/>
      <text:p text:style-name="P54"><text:span text:style-name="T18">O</text:span><text:span text:style-name="T27">CTAVA</text:span><text:span text:style-name="T19">. </text:span><text:span text:style-name="T28">SEGUROS</text:span></text:p>
      <text:p text:style-name="P43">id-dec-42</text:p>
      <text:p text:style-name="P43"/>
      <text:p text:style-name="P52"><text:span text:style-name="T18">N</text:span><text:span text:style-name="T27">OVENA</text:span><text:span text:style-name="T19">. </text:span><text:span text:style-name="T20">DERECHO DE ADQUISICIÓN</text:span></text:p>
      <text:p text:style-name="P44">id-dec-43</text:p>
      <text:p text:style-name="P44"/>
      <text:p text:style-name="P52"><text:span text:style-name="T18">D</text:span><text:span text:style-name="T27">ÉCIMA</text:span><text:span text:style-name="T19">. </text:span><text:span text:style-name="T20">SUBARRIENDO, </text:span><text:span text:style-name="T27">SUBROGACIÓN Y</text:span><text:span text:style-name="T20"> CESIÓN</text:span></text:p>
      <text:p text:style-name="P44">id-dec-44</text:p>
      <text:p text:style-name="P48">id-dec-46</text:p>
      <text:p text:style-name="P45"/>
      <text:p text:style-name="P38"><text:span text:style-name="T11">DECIMOPRIMERA</text:span>. <text:span text:style-name="T11">RESOLUCIÓN DEL CONTRATO</text:span></text:p>
      <text:p text:style-name="P40">El contrato podrá ser resuelto por cualquiera de las partes siempre que concurra alguna de las siguientes circunstancias:</text:p>
      <text:p text:style-name="P40">a) <text:span text:style-name="T38">p</text:span>or el incumplimiento de las cláusulas recogidas en el presente contrato.</text:p>
      <text:p text:style-name="P40"><text:soft-page-break/>b) impago de la renta, cantidades asimiladas o fianzas y sus correspondientes actualizaciones.</text:p>
      <text:p text:style-name="P40">c) <text:span text:style-name="T38">r</text:span>ealización de actividades molestas, insalubres, nocivas, peligrosas, y/o dar un uso distinto al inicialmente pactado.</text:p>
      <text:p text:style-name="P40">d) realización de obras <text:span text:style-name="T38">sin consentimiento</text:span>, o producción de daños dolosos.</text:p>
      <text:p text:style-name="P41">e) el incumplimiento de las normas de convivencia establecidas por<text:span text:style-name="T10"> el presente Contrato; y</text:span></text:p>
      <text:p text:style-name="P41">f) o cualquier otra circunstancia de las establecidas en el presente contrato.</text:p>
      <text:p text:style-name="P41">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1"/>
      <text:p text:style-name="P39"><text:span text:style-name="T11">DECIMOSEGUNDA</text:span>. <text:span text:style-name="T12">FIN DEL CONTRATO DE ARRENDAMIENTO</text:span></text:p>
      <text:p text:style-name="P40">Llegada la fecha de finalización del Contrato, la Parte Arrendataria deberá entregar a la Parte Arrendadora las llaves de <text:span text:style-name="T50">l</text:span>a vivienda. </text:p>
      <text:p text:style-name="P55"><text:span text:style-name="T31">Si la Parte Arrendataria, no hiciera entrega de la vivienda en el momento correspondiente, como penalización, </text:span><text:span text:style-name="T33">deberá </text:span><text:span text:style-name="T34">entregar</text:span><text:span text:style-name="T31"> </text:span><text:span text:style-name="T32">id-dec-45</text:span><text:span text:style-name="T31"> al momento de la finalización del Contrato o prórroga por cada día de retraso, además de todos los gastos directos e indirectos que dicho retraso genere.</text:span></text:p>
      <text:p text:style-name="P40"/>
      <text:p text:style-name="P10"><text:span text:style-name="T37">DECIMOTERCERA</text:span>. ELEVACIÓN A PÚBLICO Y REGISTRO DE LA PROPIEDAD</text:p>
      <text:p text:style-name="P46">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40"/>
      <text:p text:style-name="P9"><text:span text:style-name="T37">DECIMOCUARTA</text:span>. <text:span text:style-name="T37">NOTIFICACIONES</text:spa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21"><text:soft-page-break/><text:span text:style-name="T21">DECIMO</text:span><text:span text:style-name="T29">QUINTA</text:span><text:span text:style-name="T21">. </text:span><text:span text:style-name="T22">INTEGRIDAD DEL CONTRATO Y ANULABILIDAD</text:span></text:p>
      <text:p text:style-name="P50">-------------------------------------------------------------------------------------------------------------------------------------------------------------------------------------------------------------------------------<text:span text:style-name="T56">ESTA PARTE ESTARÁ DISPONIBLE SÓLO AL FINALIZAR EL FORMULARIO </text:span>--------------------------------------------------------------------------------------------------------------------------------------------------------------------------------------------------------------------------------</text:p>
      <text:p text:style-name="P12"/>
      <text:p text:style-name="P11">DECIMO<text:span text:style-name="T48">SEXTA</text:span>. ------------------------</text:p>
      <text:p text:style-name="P50">-------------------------------------------------------------------------------------------------------------------------------------------------------------------------------------------------------------------------------<text:span text:style-name="T56">ESTA PARTE ESTARÁ DISPONIBLE SÓLO AL FINALIZAR EL FORMULARIO </text:span>--------------------------------------------------------------------------------------------------------------------------------------------------------------------------------------------------------------------------------</text:p>
      <text:p text:style-name="P36"/>
      <text:p text:style-name="P37"><text:span text:style-name="T48">DECIMOSÉPTIMA</text:span>. ------------------</text:p>
      <text:p text:style-name="P51">-------------------------------------------------------------------------------------------------------------------------------------------------------------------------------------------------------------------------------<text:span text:style-name="T56">ESTA PARTE ESTARÁ DISPONIBLE SÓLO AL FINALIZAR EL FORMULARIO </text:span>--------------------------------------------------------------------------------------------------------------------------------------------------------------------------------------------------------------------------------</text:p>
      <text:p text:style-name="P22">Y en señal de acuerdo con todo lo que antecede las partes firman el presente contrato de arrendamiento de habitación por duplicado y a un solo efecto en el fecha y lugar arriba indicados</text:p>
      <text:p text:style-name="P22"/>
      <text:p text:style-name="P22"/>
      <text:p text:style-name="P23">LA PARTE <text:span text:style-name="T55">ARRENDADORA</text:span> <text:s text:c="41"/>LA PARTE <text:span text:style-name="T55">ARRENDATARIA</text:span></text:p>
      <text:p text:style-name="P22"><text:line-break/></text:p>
      <text:p text:style-name="P22"><text:bookmark text:name="_GoBack"/><text:line-break/><text:line-break/><text:line-break/>........................................... <text:s text:c="55"/>...........................................</text:p>
      <text:p text:style-name="P31">________ <text:s text:c="82"/>________</text:p>
      <text:p text:style-name="P26"><text:bookmark text:name="_GoBack1"/><text:line-break/></text:p>
      <text:p text:style-name="P2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22</meta:editing-cycles>
    <meta:creation-date>2019-11-25T09:28:00</meta:creation-date>
    <dc:date>2020-02-28T16:47:11.168000000</dc:date>
    <meta:editing-duration>P1DT16H1M43S</meta:editing-duration>
    <meta:generator>LibreOffice/6.3.3.2$Windows_X86_64 LibreOffice_project/a64200df03143b798afd1ec74a12ab50359878ed</meta:generator>
    <meta:document-statistic meta:table-count="0" meta:image-count="0" meta:object-count="0" meta:page-count="7" meta:paragraph-count="85" meta:word-count="1473" meta:character-count="11223" meta:non-whitespace-character-count="96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